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4.745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5.327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5.244cm"/>
    </style:style>
    <style:style style:name="co19" style:family="table-column">
      <style:table-column-properties fo:break-before="auto" style:column-width="4.771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632cm"/>
    </style:style>
    <style:style style:name="co22" style:family="table-column">
      <style:table-column-properties fo:break-before="auto" style:column-width="5.826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1.64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2.355cm"/>
    </style:style>
    <style:style style:name="co32" style:family="table-column">
      <style:table-column-properties fo:break-before="auto" style:column-width="1.085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2.275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2.524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fo:border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8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color="#ff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K$2:.$K$15])" table:allow-empty-cell="true" table:display-list="unsorted" table:base-cell-address="VATQtr1.G5">
          <table:help-message table:display="true"/>
          <table:error-message table:message-type="stop" table:display="true"/>
        </table:content-validation>
        <table:content-validation table:name="val2" table:condition="of:cell-content-is-in-list([.$K$2:.$K$15])" table:allow-empty-cell="true" table:display-list="unsorted" table:base-cell-address="VATQtr2.G5">
          <table:help-message table:display="true"/>
          <table:error-message table:message-type="stop" table:display="true"/>
        </table:content-validation>
        <table:content-validation table:name="val3" table:condition="of:cell-content-is-in-list([.$K$2:.$K$15])" table:allow-empty-cell="true" table:display-list="unsorted" table:base-cell-address="VATQtr3.G5">
          <table:help-message table:display="true"/>
          <table:error-message table:message-type="stop" table:display="true"/>
        </table:content-validation>
        <table:content-validation table:name="val4" table:condition="of:cell-content-is-in-list([.$K$2:.$K$15])" table:allow-empty-cell="true" table:display-list="unsorted" table:base-cell-address="VATQtr4.G5">
          <table:help-message table:display="true"/>
          <table:error-message table:message-type="stop" table:display="true"/>
        </table:content-validation>
        <table:content-validation table:name="val5" table:condition="of:cell-content-is-in-list([.$K$2:.$K$15])" table:allow-empty-cell="true" table:display-list="unsorted" table:base-cell-address="VATQtr5.G5">
          <table:help-message table:display="true"/>
          <table:error-message table:message-type="stop" table:display="true"/>
        </table:content-validation>
      </table:content-validations>
      <table:table table:name="VATQtr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1" office:value-type="date" office:date-value="2013-06-30">
            <text:p>Sunday, June 30, 2013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486">
            <text:p>31 July 2013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6" table:default-cell-style-name="ce39"/>
        <table:table-column table:style-name="co14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2" office:value-type="date" office:date-value="2013-09-30">
            <text:p>Monday, September 30, 2013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578">
            <text:p>31 October 2013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>
        <table:table-column table:style-name="co1" table:default-cell-style-name="ce16"/>
        <table:table-column table:style-name="co2" table:default-cell-style-name="ce16"/>
        <table:table-column table:style-name="co15" table:default-cell-style-name="ce16"/>
        <table:table-column table:style-name="co4" table:default-cell-style-name="ce16"/>
        <table:table-column table:style-name="co13" table:default-cell-style-name="ce16"/>
        <table:table-column table:style-name="co6" table:default-cell-style-name="ce39"/>
        <table:table-column table:style-name="co16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3" office:value-type="date" office:date-value="2013-12-31">
            <text:p>Tuesday, December 31, 2013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670">
            <text:p>31 January 2014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>
        <table:table-column table:style-name="co1" table:default-cell-style-name="ce16"/>
        <table:table-column table:style-name="co2" table:default-cell-style-name="ce16"/>
        <table:table-column table:style-name="co17" table:default-cell-style-name="ce16"/>
        <table:table-column table:style-name="co4" table:default-cell-style-name="ce16"/>
        <table:table-column table:style-name="co13" table:default-cell-style-name="ce16"/>
        <table:table-column table:style-name="co6" table:default-cell-style-name="ce39"/>
        <table:table-column table:style-name="co18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4" office:value-type="date" office:date-value="2014-03-31">
            <text:p>Monday, March 31, 2014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759">
            <text:p>30 April 2014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>
        <table:table-column table:style-name="co1" table:default-cell-style-name="ce16"/>
        <table:table-column table:style-name="co2" table:default-cell-style-name="ce16"/>
        <table:table-column table:style-name="co15" table:default-cell-style-name="ce16"/>
        <table:table-column table:style-name="co4" table:default-cell-style-name="ce16"/>
        <table:table-column table:style-name="co13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5" office:value-type="date" office:date-value="2014-05-31">
            <text:p>Saturday, May 31, 2014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820">
            <text:p>30 June 2014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2]" office:value-type="date" office:date-value="2013-02-28">
            <text:p>Thursday, February 28, 2013</text:p>
          </table:table-cell>
          <table:table-cell table:style-name="ce75" table:formula="of:=[.B5]" office:value-type="date" office:date-value="2013-03-31">
            <text:p>Sunday, March 31, 2013</text:p>
          </table:table-cell>
          <table:table-cell table:style-name="ce82" table:formula="of:=[S0213.$G$1]" office:value-type="float" office:value="0">
            <text:p>0.00 </text:p>
          </table:table-cell>
          <table:table-cell table:style-name="ce86"/>
          <table:table-cell table:style-name="ce86" table:formula="of:=[S0213.$F$1]" office:value-type="float" office:value="0">
            <text:p>0.00 </text:p>
          </table:table-cell>
          <table:table-cell table:style-name="ce86"/>
          <table:table-cell table:style-name="ce86" table:formula="of:=[P0213.$I$1]" office:value-type="float" office:value="0">
            <text:p>0.00 </text:p>
          </table:table-cell>
          <table:table-cell table:style-name="ce86"/>
          <table:table-cell table:style-name="ce86" table:formula="of:=[P0213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Apr13.$H$4]&gt;0;['file:///C:/Users/antony/diy/GB%20Accounts/GB%20Accounts%202013-14/GB%20Accounts%20Self%20Employed%202014-04-05%20(Apr14)%20OpenOffice/Sales050414.ods'#$Apr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3]" office:value-type="date" office:date-value="2013-03-31">
            <text:p>Sunday, March 31, 2013</text:p>
          </table:table-cell>
          <table:table-cell table:style-name="ce75" table:formula="of:=[.B6]" office:value-type="date" office:date-value="2013-04-30">
            <text:p>Tuesday, April 30, 2013</text:p>
          </table:table-cell>
          <table:table-cell table:style-name="ce82" table:formula="of:=[S0313.$G$1]" office:value-type="float" office:value="0">
            <text:p>0.00 </text:p>
          </table:table-cell>
          <table:table-cell table:style-name="ce86"/>
          <table:table-cell table:style-name="ce86" table:formula="of:=[S0313.$F$1]" office:value-type="float" office:value="0">
            <text:p>0.00 </text:p>
          </table:table-cell>
          <table:table-cell table:style-name="ce86"/>
          <table:table-cell table:style-name="ce86" table:formula="of:=[P0313.$I$1]" office:value-type="float" office:value="0">
            <text:p>0.00 </text:p>
          </table:table-cell>
          <table:table-cell table:style-name="ce86"/>
          <table:table-cell table:style-name="ce86" table:formula="of:=[P0313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Apr13.$H$4]&gt;0;['file:///C:/Users/antony/diy/GB%20Accounts/GB%20Accounts%202013-14/GB%20Accounts%20Self%20Employed%202014-04-05%20(Apr14)%20OpenOffice/Sales050414.ods'#$Apr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5]" office:value-type="date" office:date-value="2013-04-30">
            <text:p>Tuesday, April 30, 2013</text:p>
          </table:table-cell>
          <table:table-cell table:style-name="ce75" table:formula="of:=[.B7]" office:value-type="date" office:date-value="2013-05-31">
            <text:p>Friday, May 31, 2013</text:p>
          </table:table-cell>
          <table:table-cell table:style-name="ce82" table:formula="of:=['file:///C:/Users/antony/diy/GB%20Accounts/GB%20Accounts%202013-14/GB%20Accounts%20Self%20Employed%202014-04-05%20(Apr14)%20OpenOffice/Sales050414.ods'#$Apr13.$I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Apr13.$H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Apr13.$I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Apr13.$H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Apr13.$H$4]&gt;0;['file:///C:/Users/antony/diy/GB%20Accounts/GB%20Accounts%202013-14/GB%20Accounts%20Self%20Employed%202014-04-05%20(Apr14)%20OpenOffice/Sales050414.ods'#$Apr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6]" office:value-type="date" office:date-value="2013-05-31">
            <text:p>Friday, May 31, 2013</text:p>
          </table:table-cell>
          <table:table-cell table:style-name="ce75" table:formula="of:=[.B8]" office:value-type="date" office:date-value="2013-06-30">
            <text:p>Sunday, June 30, 2013</text:p>
          </table:table-cell>
          <table:table-cell table:style-name="ce82" table:formula="of:=['file:///C:/Users/antony/diy/GB%20Accounts/GB%20Accounts%202013-14/GB%20Accounts%20Self%20Employed%202014-04-05%20(Apr14)%20OpenOffice/Sales050414.ods'#$May13.$I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May13.$H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May13.$I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May13.$H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May13.$H$4]&gt;0;['file:///C:/Users/antony/diy/GB%20Accounts/GB%20Accounts%202013-14/GB%20Accounts%20Self%20Employed%202014-04-05%20(Apr14)%20OpenOffice/Sales050414.ods'#$May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7]" office:value-type="date" office:date-value="2013-06-30">
            <text:p>Sunday, June 30, 2013</text:p>
          </table:table-cell>
          <table:table-cell table:style-name="ce75" table:formula="of:=[.B9]" office:value-type="date" office:date-value="2013-07-31">
            <text:p>Wednesday, July 31, 2013</text:p>
          </table:table-cell>
          <table:table-cell table:style-name="ce82" table:formula="of:=['file:///C:/Users/antony/diy/GB%20Accounts/GB%20Accounts%202013-14/GB%20Accounts%20Self%20Employed%202014-04-05%20(Apr14)%20OpenOffice/Sales050414.ods'#$Jun13.$I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Jun13.$H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un13.$I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un13.$H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Jun13.$H$4]&gt;0;['file:///C:/Users/antony/diy/GB%20Accounts/GB%20Accounts%202013-14/GB%20Accounts%20Self%20Employed%202014-04-05%20(Apr14)%20OpenOffice/Sales050414.ods'#$Jun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8]" office:value-type="date" office:date-value="2013-07-31">
            <text:p>Wednesday, July 31, 2013</text:p>
          </table:table-cell>
          <table:table-cell table:style-name="ce75" table:formula="of:=[.B10]" office:value-type="date" office:date-value="2013-08-31">
            <text:p>Saturday, August 31, 2013</text:p>
          </table:table-cell>
          <table:table-cell table:style-name="ce82" table:formula="of:=['file:///C:/Users/antony/diy/GB%20Accounts/GB%20Accounts%202013-14/GB%20Accounts%20Self%20Employed%202014-04-05%20(Apr14)%20OpenOffice/Sales050414.ods'#$Jul13.$I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Jul13.$H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ul13.$I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ul13.$H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Jul13.$H$4]&gt;0;['file:///C:/Users/antony/diy/GB%20Accounts/GB%20Accounts%202013-14/GB%20Accounts%20Self%20Employed%202014-04-05%20(Apr14)%20OpenOffice/Sales050414.ods'#$Jul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9]" office:value-type="date" office:date-value="2013-08-31">
            <text:p>Saturday, August 31, 2013</text:p>
          </table:table-cell>
          <table:table-cell table:style-name="ce75" table:formula="of:=[.B11]" office:value-type="date" office:date-value="2013-09-30">
            <text:p>Monday, September 30, 2013</text:p>
          </table:table-cell>
          <table:table-cell table:style-name="ce82" table:formula="of:=['file:///C:/Users/antony/diy/GB%20Accounts/GB%20Accounts%202013-14/GB%20Accounts%20Self%20Employed%202014-04-05%20(Apr14)%20OpenOffice/Sales050414.ods'#$Aug13.$I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Aug13.$H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Aug13.$I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Aug13.$H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Aug13.$H$4]&gt;0;['file:///C:/Users/antony/diy/GB%20Accounts/GB%20Accounts%202013-14/GB%20Accounts%20Self%20Employed%202014-04-05%20(Apr14)%20OpenOffice/Sales050414.ods'#$Aug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0]" office:value-type="date" office:date-value="2013-09-30">
            <text:p>Monday, September 30, 2013</text:p>
          </table:table-cell>
          <table:table-cell table:style-name="ce75" table:formula="of:=[.B12]" office:value-type="date" office:date-value="2013-10-31">
            <text:p>Thursday, October 31, 2013</text:p>
          </table:table-cell>
          <table:table-cell table:style-name="ce82" table:formula="of:=['file:///C:/Users/antony/diy/GB%20Accounts/GB%20Accounts%202013-14/GB%20Accounts%20Self%20Employed%202014-04-05%20(Apr14)%20OpenOffice/Sales050414.ods'#$Sep13.$I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Sep13.$H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Sep13.$I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Sep13.$H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Sep13.$H$4]&gt;0;['file:///C:/Users/antony/diy/GB%20Accounts/GB%20Accounts%202013-14/GB%20Accounts%20Self%20Employed%202014-04-05%20(Apr14)%20OpenOffice/Sales050414.ods'#$Sep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1]" office:value-type="date" office:date-value="2013-10-31">
            <text:p>Thursday, October 31, 2013</text:p>
          </table:table-cell>
          <table:table-cell table:style-name="ce75" table:formula="of:=[.B13]" office:value-type="date" office:date-value="2013-11-30">
            <text:p>Saturday, November 30, 2013</text:p>
          </table:table-cell>
          <table:table-cell table:style-name="ce82" table:formula="of:=['file:///C:/Users/antony/diy/GB%20Accounts/GB%20Accounts%202013-14/GB%20Accounts%20Self%20Employed%202014-04-05%20(Apr14)%20OpenOffice/Sales050414.ods'#$Oct13.$I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Oct13.$H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Oct13.$I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Oct13.$H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Oct13.$H$4]&gt;0;['file:///C:/Users/antony/diy/GB%20Accounts/GB%20Accounts%202013-14/GB%20Accounts%20Self%20Employed%202014-04-05%20(Apr14)%20OpenOffice/Sales050414.ods'#$Oct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2]" office:value-type="date" office:date-value="2013-11-30">
            <text:p>Saturday, November 30, 2013</text:p>
          </table:table-cell>
          <table:table-cell table:style-name="ce75" table:formula="of:=[.B14]" office:value-type="date" office:date-value="2013-12-31">
            <text:p>Tuesday, December 31, 2013</text:p>
          </table:table-cell>
          <table:table-cell table:style-name="ce82" table:formula="of:=['file:///C:/Users/antony/diy/GB%20Accounts/GB%20Accounts%202013-14/GB%20Accounts%20Self%20Employed%202014-04-05%20(Apr14)%20OpenOffice/Sales050414.ods'#$Nov13.$I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Nov13.$H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Nov13.$I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Nov13.$H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Nov13.$H$4]&gt;0;['file:///C:/Users/antony/diy/GB%20Accounts/GB%20Accounts%202013-14/GB%20Accounts%20Self%20Employed%202014-04-05%20(Apr14)%20OpenOffice/Sales050414.ods'#$Nov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3]" office:value-type="date" office:date-value="2013-12-31">
            <text:p>Tuesday, December 31, 2013</text:p>
          </table:table-cell>
          <table:table-cell table:style-name="ce75" table:formula="of:=[.B15]" office:value-type="date" office:date-value="2014-01-31">
            <text:p>Friday, January 31, 2014</text:p>
          </table:table-cell>
          <table:table-cell table:style-name="ce82" table:formula="of:=['file:///C:/Users/antony/diy/GB%20Accounts/GB%20Accounts%202013-14/GB%20Accounts%20Self%20Employed%202014-04-05%20(Apr14)%20OpenOffice/Sales050414.ods'#$Dec13.$I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Dec13.$H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Dec13.$I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Dec13.$H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Dec13.$H$4]&gt;0;['file:///C:/Users/antony/diy/GB%20Accounts/GB%20Accounts%202013-14/GB%20Accounts%20Self%20Employed%202014-04-05%20(Apr14)%20OpenOffice/Sales050414.ods'#$Dec13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4]" office:value-type="date" office:date-value="2014-01-31">
            <text:p>Friday, January 31, 2014</text:p>
          </table:table-cell>
          <table:table-cell table:style-name="ce75" table:formula="of:=[.B16]" office:value-type="date" office:date-value="2014-02-28">
            <text:p>Friday, February 28, 2014</text:p>
          </table:table-cell>
          <table:table-cell table:style-name="ce82" table:formula="of:=['file:///C:/Users/antony/diy/GB%20Accounts/GB%20Accounts%202013-14/GB%20Accounts%20Self%20Employed%202014-04-05%20(Apr14)%20OpenOffice/Sales050414.ods'#$Jan14.$I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Jan14.$H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an14.$I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Jan14.$H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Jan14.$H$4]&gt;0;['file:///C:/Users/antony/diy/GB%20Accounts/GB%20Accounts%202013-14/GB%20Accounts%20Self%20Employed%202014-04-05%20(Apr14)%20OpenOffice/Sales050414.ods'#$Jan14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5]" office:value-type="date" office:date-value="2014-02-28">
            <text:p>Friday, February 28, 2014</text:p>
          </table:table-cell>
          <table:table-cell table:style-name="ce75" table:formula="of:=[.B17]" office:value-type="date" office:date-value="2014-03-31">
            <text:p>Monday, March 31, 2014</text:p>
          </table:table-cell>
          <table:table-cell table:style-name="ce82" table:formula="of:=['file:///C:/Users/antony/diy/GB%20Accounts/GB%20Accounts%202013-14/GB%20Accounts%20Self%20Employed%202014-04-05%20(Apr14)%20OpenOffice/Sales050414.ods'#$Feb14.$I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Feb14.$H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Feb14.$I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Feb14.$H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Feb14.$H$4]&gt;0;['file:///C:/Users/antony/diy/GB%20Accounts/GB%20Accounts%202013-14/GB%20Accounts%20Self%20Employed%202014-04-05%20(Apr14)%20OpenOffice/Sales050414.ods'#$Feb14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6]" office:value-type="date" office:date-value="2014-03-31">
            <text:p>Monday, March 31, 2014</text:p>
          </table:table-cell>
          <table:table-cell table:style-name="ce75" table:formula="of:=[.B18]" office:value-type="date" office:date-value="2014-04-30">
            <text:p>Wednesday, April 30, 2014</text:p>
          </table:table-cell>
          <table:table-cell table:style-name="ce82" table:formula="of:=['file:///C:/Users/antony/diy/GB%20Accounts/GB%20Accounts%202013-14/GB%20Accounts%20Self%20Employed%202014-04-05%20(Apr14)%20OpenOffice/Sales050414.ods'#$Mar14.$I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Sales050414.ods'#$Mar14.$H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Mar14.$I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3-14/GB%20Accounts%20Self%20Employed%202014-04-05%20(Apr14)%20OpenOffice/Purchases050414.ods'#$Mar14.$H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Mar14.$H$4]&gt;0;['file:///C:/Users/antony/diy/GB%20Accounts/GB%20Accounts%202013-14/GB%20Accounts%20Self%20Employed%202014-04-05%20(Apr14)%20OpenOffice/Sales050414.ods'#$Mar14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8]" office:value-type="date" office:date-value="2014-04-30">
            <text:p>Wednesday, April 30, 2014</text:p>
          </table:table-cell>
          <table:table-cell table:style-name="ce75" table:formula="of:=[.B19]" office:value-type="date" office:date-value="2014-05-31">
            <text:p>Saturday, May 31, 2014</text:p>
          </table:table-cell>
          <table:table-cell table:style-name="ce82" table:formula="of:=[S0414.$G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S0414.$F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P0414.$I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P0414.$H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Mar14.$H$4]&gt;0;['file:///C:/Users/antony/diy/GB%20Accounts/GB%20Accounts%202013-14/GB%20Accounts%20Self%20Employed%202014-04-05%20(Apr14)%20OpenOffice/Sales050414.ods'#$Mar14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Self%20Employed%202014-04-05%20(Apr14)%20OpenOffice/Financialaccounts050414.ods'#$Admin.$B$19]" office:value-type="date" office:date-value="2014-05-31">
            <text:p>Saturday, May 31, 2014</text:p>
          </table:table-cell>
          <table:table-cell table:style-name="ce78" table:formula="of:=['file:///C:/Users/antony/diy/GB%20Accounts/GB%20Accounts%202013-14/GB%20Accounts%20Self%20Employed%202014-04-05%20(Apr14)%20OpenOffice/Financialaccounts050414.ods'#$Admin.$B$20]" office:value-type="date" office:date-value="2014-06-30">
            <text:p>Monday, June 30, 2014</text:p>
          </table:table-cell>
          <table:table-cell table:style-name="ce82" table:formula="of:=[S0514.$G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S0514.$F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P0514.$I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P0514.$H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Self%20Employed%202014-04-05%20(Apr14)%20OpenOffice/Sales050414.ods'#$Mar14.$H$4]&gt;0;['file:///C:/Users/antony/diy/GB%20Accounts/GB%20Accounts%202013-14/GB%20Accounts%20Self%20Employed%202014-04-05%20(Apr14)%20OpenOffice/Sales050414.ods'#$Mar14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3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3-14/GB%20Accounts%20Self%20Employed%202014-04-05%20(Apr14)%20OpenOffice/Sales050414.ods'#$OpeningDebtors.$H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3-14/GB%20Accounts%20Self%20Employed%202014-04-05%20(Apr14)%20OpenOffice/Sales050414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3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3-14/GB%20Accounts%20Self%20Employed%202014-04-05%20(Apr14)%20OpenOffice/Sales050414.ods'#$OpeningDebtors.$H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3-14/GB%20Accounts%20Self%20Employed%202014-04-05%20(Apr14)%20OpenOffice/Sales050414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4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3-14/GB%20Accounts%20Self%20Employed%202014-04-05%20(Apr14)%20OpenOffice/Sales050414.ods'#$ClosingDebtors.$H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3-14/GB%20Accounts%20Self%20Employed%202014-04-05%20(Apr14)%20OpenOffice/Sales050414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4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3-14/GB%20Accounts%20Self%20Employed%202014-04-05%20(Apr14)%20OpenOffice/Sales050414.ods'#$ClosingDebtors.$H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3-14/GB%20Accounts%20Self%20Employed%202014-04-05%20(Apr14)%20OpenOffice/Sales050414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3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3-14/GB%20Accounts%20Self%20Employed%202014-04-05%20(Apr14)%20OpenOffice/Purchases050414.ods'#$Open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;&quot; &quot;)" office:value-type="string" office:string-value=" ">
            <text:p><text:s/>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3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3-14/GB%20Accounts%20Self%20Employed%202014-04-05%20(Apr14)%20OpenOffice/Purchases050414.ods'#$Open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;&quot; &quot;)" office:value-type="string" office:string-value=" ">
            <text:p><text:s/>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4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5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3-14/GB%20Accounts%20Self%20Employed%202014-04-05%20(Apr14)%20OpenOffice/Purchases050414.ods'#$Clos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;&quot; &quot;)" office:value-type="string" office:string-value=" ">
            <text:p><text:s/>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4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6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3-14/GB%20Accounts%20Self%20Employed%202014-04-05%20(Apr14)%20OpenOffice/Purchases050414.ods'#$Clos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;&quot; &quot;)" office:value-type="string" office:string-value=" ">
            <text:p><text:s/>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3-14/GB%20Accounts%20Self%20Employed%202014-04-05%20(Apr14)%20OpenOffice/Financialaccounts050414.ods'#Admin" table:print="false" table:style-name="ta_extref">
        <table:table-source xlink:type="simple" xlink:href="../Financialaccounts050414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  <table:table-row>
          <table:table-cell/>
          <table:table-cell table:style-name="ce1" office:value-type="float" office:value="41486">
            <text:p>41486</text:p>
          </table:table-cell>
        </table:table-row>
        <table:table-row>
          <table:table-cell/>
          <table:table-cell table:style-name="ce1" office:value-type="float" office:value="41517">
            <text:p>41517</text:p>
          </table:table-cell>
        </table:table-row>
        <table:table-row>
          <table:table-cell/>
          <table:table-cell table:style-name="ce1" office:value-type="float" office:value="41547">
            <text:p>41547</text:p>
          </table:table-cell>
        </table:table-row>
        <table:table-row>
          <table:table-cell/>
          <table:table-cell table:style-name="ce1" office:value-type="float" office:value="41578">
            <text:p>41578</text:p>
          </table:table-cell>
        </table:table-row>
        <table:table-row>
          <table:table-cell/>
          <table:table-cell table:style-name="ce1" office:value-type="float" office:value="41608">
            <text:p>41608</text:p>
          </table:table-cell>
        </table:table-row>
        <table:table-row>
          <table:table-cell/>
          <table:table-cell table:style-name="ce1" office:value-type="float" office:value="41639">
            <text:p>41639</text:p>
          </table:table-cell>
        </table:table-row>
        <table:table-row>
          <table:table-cell/>
          <table:table-cell table:style-name="ce1" office:value-type="float" office:value="41670">
            <text:p>41670</text:p>
          </table:table-cell>
        </table:table-row>
        <table:table-row>
          <table:table-cell/>
          <table:table-cell table:style-name="ce1" office:value-type="float" office:value="41698">
            <text:p>41698</text:p>
          </table:table-cell>
        </table:table-row>
        <table:table-row>
          <table:table-cell/>
          <table:table-cell table:style-name="ce1" office:value-type="float" office:value="41729">
            <text:p>417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59">
            <text:p>41759</text:p>
          </table:table-cell>
        </table:table-row>
        <table:table-row>
          <table:table-cell/>
          <table:table-cell table:style-name="ce1" office:value-type="float" office:value="41790">
            <text:p>41790</text:p>
          </table:table-cell>
        </table:table-row>
        <table:table-row>
          <table:table-cell/>
          <table:table-cell table:style-name="ce1" office:value-type="float" office:value="41820">
            <text:p>41820</text:p>
          </table:table-cell>
        </table:table-row>
      </table:table>
      <table:table table:name="'file:///C:/Users/antony/diy/GB%20Accounts/GB%20Accounts%202013-14/GB%20Accounts%20Self%20Employed%202014-04-05%20(Apr14)%20OpenOffice/Sales050414.ods'#OpeningDebtors" table:print="false" table:style-name="ta_extref">
        <table:table-source xlink:type="simple" xlink:href="../Sales050414.ods" table:table-name="Open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Self%20Employed%202014-04-05%20(Apr14)%20OpenOffice/Sales050414.ods'#Apr13" table:print="false" table:style-name="ta_extref">
        <table:table-source xlink:type="simple" xlink:href="../Sales050414.ods" table:table-name="Apr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May13" table:print="false" table:style-name="ta_extref">
        <table:table-source xlink:type="simple" xlink:href="../Sales050414.ods" table:table-name="May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un13" table:print="false" table:style-name="ta_extref">
        <table:table-source xlink:type="simple" xlink:href="../Sales050414.ods" table:table-name="Jun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ul13" table:print="false" table:style-name="ta_extref">
        <table:table-source xlink:type="simple" xlink:href="../Sales050414.ods" table:table-name="Jul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Aug13" table:print="false" table:style-name="ta_extref">
        <table:table-source xlink:type="simple" xlink:href="../Sales050414.ods" table:table-name="Aug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Sep13" table:print="false" table:style-name="ta_extref">
        <table:table-source xlink:type="simple" xlink:href="../Sales050414.ods" table:table-name="Sep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Oct13" table:print="false" table:style-name="ta_extref">
        <table:table-source xlink:type="simple" xlink:href="../Sales050414.ods" table:table-name="Oct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Nov13" table:print="false" table:style-name="ta_extref">
        <table:table-source xlink:type="simple" xlink:href="../Sales050414.ods" table:table-name="Nov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Dec13" table:print="false" table:style-name="ta_extref">
        <table:table-source xlink:type="simple" xlink:href="../Sales050414.ods" table:table-name="Dec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an14" table:print="false" table:style-name="ta_extref">
        <table:table-source xlink:type="simple" xlink:href="../Sales050414.ods" table:table-name="Jan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Feb14" table:print="false" table:style-name="ta_extref">
        <table:table-source xlink:type="simple" xlink:href="../Sales050414.ods" table:table-name="Feb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Mar14" table:print="false" table:style-name="ta_extref">
        <table:table-source xlink:type="simple" xlink:href="../Sales050414.ods" table:table-name="Mar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ClosingDebtors" table:print="false" table:style-name="ta_extref">
        <table:table-source xlink:type="simple" xlink:href="../Sales050414.ods" table:table-name="Clos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Self%20Employed%202014-04-05%20(Apr14)%20OpenOffice/Purchases050414.ods'#OpeningCreditors" table:print="false" table:style-name="ta_extref">
        <table:table-source xlink:type="simple" xlink:href="../Purchases050414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3-14/GB%20Accounts%20Self%20Employed%202014-04-05%20(Apr14)%20OpenOffice/Purchases050414.ods'#Apr13" table:print="false" table:style-name="ta_extref">
        <table:table-source xlink:type="simple" xlink:href="../Purchases050414.ods" table:table-name="Apr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May13" table:print="false" table:style-name="ta_extref">
        <table:table-source xlink:type="simple" xlink:href="../Purchases050414.ods" table:table-name="May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un13" table:print="false" table:style-name="ta_extref">
        <table:table-source xlink:type="simple" xlink:href="../Purchases050414.ods" table:table-name="Jun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ul13" table:print="false" table:style-name="ta_extref">
        <table:table-source xlink:type="simple" xlink:href="../Purchases050414.ods" table:table-name="Jul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Aug13" table:print="false" table:style-name="ta_extref">
        <table:table-source xlink:type="simple" xlink:href="../Purchases050414.ods" table:table-name="Aug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Sep13" table:print="false" table:style-name="ta_extref">
        <table:table-source xlink:type="simple" xlink:href="../Purchases050414.ods" table:table-name="Sep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Oct13" table:print="false" table:style-name="ta_extref">
        <table:table-source xlink:type="simple" xlink:href="../Purchases050414.ods" table:table-name="Oct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Nov13" table:print="false" table:style-name="ta_extref">
        <table:table-source xlink:type="simple" xlink:href="../Purchases050414.ods" table:table-name="Nov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Dec13" table:print="false" table:style-name="ta_extref">
        <table:table-source xlink:type="simple" xlink:href="../Purchases050414.ods" table:table-name="Dec13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an14" table:print="false" table:style-name="ta_extref">
        <table:table-source xlink:type="simple" xlink:href="../Purchases050414.ods" table:table-name="Jan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Feb14" table:print="false" table:style-name="ta_extref">
        <table:table-source xlink:type="simple" xlink:href="../Purchases050414.ods" table:table-name="Feb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Mar14" table:print="false" table:style-name="ta_extref">
        <table:table-source xlink:type="simple" xlink:href="../Purchases050414.ods" table:table-name="Mar14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ClosingCreditors" table:print="false" table:style-name="ta_extref">
        <table:table-source xlink:type="simple" xlink:href="../Purchases050414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2" number:min-integer-digits="1"/>
      <number:text> </number:text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date-style style:name="N1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16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3-03-03">03/03/2013</text:date> <text:s/><text:time>16:47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at returns</dc:title>
    <meta:initial-creator>Terry Cartwright</meta:initial-creator>
    <meta:creation-date>2006-06-05T10:56:36Z</meta:creation-date>
    <dc:date>2013-03-03T16:47:14.49</dc:date>
    <meta:print-date>2007-02-10T23:38:25Z</meta:print-date>
    <meta:editing-duration>PT7M19S</meta:editing-duration>
    <meta:editing-cycles>3</meta:editing-cycles>
    <meta:document-statistic meta:table-count="14" meta:cell-count="5262" meta:object-count="0"/>
  </office:meta>
</office:document-meta>
</file>